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style>
    <style:style style:name="P2" style:family="paragraph" style:parent-style-name="UBUcuerpoTrabajo">
      <style:paragraph-properties fo:margin-left="0cm" fo:margin-right="0cm" fo:text-indent="0cm" style:auto-text-indent="false"/>
      <style:text-properties style:font-name="Times New Roman1" fo:font-size="12pt" style:font-size-asian="12pt" style:font-size-complex="12pt"/>
    </style:style>
    <style:style style:name="P3" style:family="paragraph" style:parent-style-name="UBUcuerpoTrabajo">
      <style:text-properties fo:font-style="italic" style:font-style-asian="italic" style:font-style-complex="italic"/>
    </style:style>
    <style:style style:name="P4" style:family="paragraph" style:parent-style-name="UBUcuerpoTrabajo" style:list-style-name="L1"/>
    <style:style style:name="P5" style:family="paragraph" style:parent-style-name="UBUcuerpoTrabajo" style:list-style-name="L2"/>
    <style:style style:name="P6" style:family="paragraph" style:parent-style-name="UBUcuerpoTrabajo" style:list-style-name="L3"/>
    <style:style style:name="P7" style:family="paragraph" style:parent-style-name="UBUcuerpoTrabajo" style:list-style-name="L4"/>
    <style:style style:name="P8" style:family="paragraph" style:parent-style-name="UBUcuerpoTrabajo" style:list-style-name="L5"/>
    <style:style style:name="P9" style:family="paragraph" style:parent-style-name="UBUcuerpoTrabajo">
      <style:text-properties fo:font-style="italic" style:font-style-asian="italic" style:font-style-complex="italic"/>
    </style:style>
    <style:style style:name="P10" style:family="paragraph" style:parent-style-name="UBUcuerpoTrabajo">
      <style:text-properties fo:font-style="italic" style:text-underline-style="non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P2"/>
      <text:h text:style-name="Heading_20_2" text:outline-level="2">Elección del Framework</text:h>
      <text:p text:style-name="UBUcuerpoTrabajo">Es un conjunto de bibliotecas, herramientas y normas a seguir que ayudan a desarrollar aplicaciones. Los frameworks son desarrollados por los programadores de sistemas. Están formados componentes que interactuan entre sí. Las aplicaciones se desarrollan de una forma mas eficaz si se utiliza un framework adaptado al proyecto con el que estamos trabajando.<text:bibliography-mark text:identifier="FRM" text:bibliography-type="book" text:author="Jérôme Lafosse" text:howpublished="1ª Edicion" text:month="Mayo" text:pages="490" text:publisher="Ediciones ENI" text:title="Struts 2: El framwork de desarrollo de aplicaciones Java EE" text:year="2010" text:isbn="9782746055421">[FRM]</text:bibliography-mark></text:p>
      <text:h text:style-name="Heading_20_3" text:outline-level="3">CakePHP</text:h>
      <text:p text:style-name="UBUcuerpoTrabajo"/>
      <text:p text:style-name="UBUcuerpoTrabajo">CakePHP hace que la construcción de páginas web sea más sencilla, rápida y que requiera menos código. Ofrece un acceso más flexible a las bases de datos y permite la construcción de sistemas más complejos.</text:p>
      <text:p text:style-name="UBUcuerpoTrabajo"/>
      <text:p text:style-name="P3">Ventajas:</text:p>
      <text:p text:style-name="P3"/>
      <text:list xml:id="list4738490054467018854" text:style-name="L1">
        <text:list-item>
          <text:p text:style-name="P4">Contiene una amplia documentación que cuenta con libros, API y Videos. Esta documentación está en varios idiomas, pero no está traducida completamente al español.</text:p>
        </text:list-item>
        <text:list-item>
          <text:p text:style-name="P4">El proceso de instalación es relativamente sencillo, ya sea, a través de Composer u Oven.</text:p>
          <text:p text:style-name="P4"/>
        </text:list-item>
      </text:list>
      <text:p text:style-name="P10">Desventajas:</text:p>
      <text:p text:style-name="P10"/>
      <text:list xml:id="list39417717" text:continue-numbering="true" text:style-name="L1">
        <text:list-item>
          <text:p text:style-name="P4">Cake es muy pesado debido a que tiene muchas opciones activas, lo que hace que se pierda velocidad.</text:p>
        </text:list-item>
      </text:list>
      <text:h text:style-name="Heading_20_3" text:outline-level="3">Laravel</text:h>
      <text:p text:style-name="UBUcuerpoTrabajo">Es un framework para desarrollar aplicaciones y páginas web con PHP 5 y PHP 7. Busca desarrollar código de forma elegante y simple, permitiendo muchas funcionalidades. Agrupa lo mejor de otros frameworks y usa las últimas características que se han incorporado a PHP.</text:p>
      <text:p text:style-name="UBUcuerpoTrabajo"/>
      <text:p text:style-name="P3">Ventajas:</text:p>
      <text:p text:style-name="P3"/>
      <text:list xml:id="list6977707315173429198" text:style-name="L2">
        <text:list-item>
          <text:p text:style-name="P5">Posee una gran documentación, con una guía de instalación bastante sencilla y detallada.</text:p>
        </text:list-item>
        <text:list-item>
          <text:p text:style-name="P5">Dentro de esta documentación, existe la posibilidad de utilizar un sistema de plantillas llamado Blade, lo cual mejora mucho el aspecto visual de la aplicación.</text:p>
        </text:list-item>
      </text:list>
      <text:p text:style-name="UBUcuerpoTrabajo"/>
      <text:p text:style-name="P3">Desventajas</text:p>
      <text:p text:style-name="UBUcuerpoTrabajo"/>
      <text:list xml:id="list2613453330741941437" text:style-name="L3">
        <text:list-item>
          <text:p text:style-name="P6">Fuerte orientación hacia la programación estática (usa una abusiva cantidad de clases y métodos estáticos)</text:p>
        </text:list-item>
      </text:list>
      <text:h text:style-name="Heading_20_3" text:outline-level="3">Symfony</text:h>
      <text:p text:style-name="UBUcuerpoTrabajo"/>
      <text:p text:style-name="UBUcuerpoTrabajo">Es un framework que sirve para la construcción de aplicaciones, que simplifica el desarrollo ya que automatiza los patrones que se utilizan para solucionar las tareas más comunes. Se crea código más legible y con mayor facilidad de mantenimiento. </text:p>
      <text:p text:style-name="UBUcuerpoTrabajo"/>
      <text:p text:style-name="P3"><text:soft-page-break/>Ventajas:</text:p>
      <text:p text:style-name="P1"/>
      <text:list xml:id="list9036606089884788111" text:style-name="L4">
        <text:list-item>
          <text:p text:style-name="P7">Contiene una documentación extensa con los problemas y cuestiones más frecuentes </text:p>
        </text:list-item>
        <text:list-item>
          <text:p text:style-name="P7">La instalación se realiza a través de Composer, y también es bastante sencilla.</text:p>
        </text:list-item>
        <text:list-item>
          <text:p text:style-name="P7">Facilita el desarrollo de código legible.</text:p>
        </text:list-item>
      </text:list>
      <text:p text:style-name="UBUcuerpoTrabajo"/>
      <text:p text:style-name="P3">Desventajas</text:p>
      <text:p text:style-name="UBUcuerpoTrabajo"/>
      <text:list xml:id="list1269532633077584580" text:style-name="L5">
        <text:list-item>
          <text:p text:style-name="P8">Si se busca un tutorial, con los creadores de Symfony, puede llegar a tener un coste de +1000€.</text:p>
        </text:list-item>
        <text:list-item>
          <text:p text:style-name="P8">Algo complejo para programadores inexpertos.</text:p>
        </text:list-item>
        <text:list-item>
          <text:p text:style-name="P8">Consultas complejas a la base de datos.</text:p>
        </text:list-item>
      </text:list>
      <text:p text:style-name="UBUcuerpoTrabajo"/>
      <text:p text:style-name="UBUcuerpoTrabajo">En mi caso, he decido quedarme con Laravel, puesto que he encontrado mucha más información y tutoriales más sencillos y concisos, que en los otros dos frameworks.</text:p>
      <text:p text:style-name="UBUcuerpoTrabajo"/>
      <text:p text:style-name="UBUcuerpoTrabajo">Otro factor que me ha ayudado a la elección ha sido, el sistema de plantillas Blade, ya que considero muy importante el aspecto visual de la aplicación y esta herramienta me va a ayudar a poder crear un diseño elegante y atractivo para el usuario final.</text:p>
      <text:p text:style-name="UBUcuerpoTrabajo"/>
      <text:h text:style-name="Heading_20_2" text:outline-level="2">Sistema de roles</text:h>
      <text:p text:style-name="Text_20_body">Uno de los problemas o inconvenientes que más tiempo me llevó solucionar en el desarrollo del proyecto fue el sistema de roles. La aplicación va a constar de tres roles (super administrador, administradores/editores e invitados), por lo que a cada uno de estos usuarios se le va a permitir acceder a ciertas partes de la aplicación. </text:p>
      <text:p text:style-name="Text_20_body">Laravel en su versión mas reciente (Laravel 5.4) nos da la posibilidad de generar un módulo de autenticación pero no es exactamente lo que se buscaba, ya que solo se podía distinguir entre dos tipos de usuarios (super administrador y administradores/editores) diferenciándolos en que el super administrador puede gestionar a todos los demás usuarios registrados en el sistema.</text:p>
      <text:p text:style-name="Text_20_body">La forma en que se solucionó este problema fue capar las rutas de acceso a las funcionalidades que no tenían en su rol a los invitados, los cuales no hacía falta que estuvieran registrados en el sistema, por lo que los usuarios registrados en la aplicación solo son los que tienen permisos de creación, modificación o borrado de datos.</text:p>
      <text:p text:style-name="Text_20_body">Para el registro de nuevos administradores/editores se deberá rellenar un formulario de registro y se le enviará una petición al super administrado, el cual decidirá si aceptar o declinar esta petición. Los datos de la petición serán almacenados en una tabla de la base de datos hasta que el super administrador decida sobre ésta. Si el administrador decide aceptar la petición, estos datos pasarán a la tabla de usuarios registrados y se borrarán de la tabla de peticiones, en caso contrario, si el super administrador decide declinar la petición se borrarán los datos de la tabla de peticiones.</text:p>
      <text:p text:style-name="Text_20_body"/>
      <text:h text:style-name="Heading_20_2" text:outline-level="2">Elección de las librerías</text:h>
      <text:p text:style-name="UBUcuerpoTrabajo">Un aspecto importante ha sido la elección de los plugins para el desarrollo del proyecto, en el caso de los formularios se ha buscado filtrar los datos de una manera sencilla, para poder mostrar las tablas de la mejor manera posible. Estos formularios han de tener un diseño que sea claro e intuitivo para facilitar al usuario los datos que está solicitando. Se ha escogido Bootstrap select porque gracias a sus amplias funcionalidades nos permite encontrar y escoger los datos que <text:soft-page-break/>estamos solicitando en un periodo breve de tiempo y de una manera concisa.</text:p>
      <text:p text:style-name="UBUcuerpoTrabajo"/>
      <text:p text:style-name="UBUcuerpoTrabajo">En el caso de los gráficos se ha utilizado la librería Chart.js porque es una herramienta dinámica y muy intuitiva que crea gráficos con los que el usuario final de la aplicación puede interactuar. Para el programador es una librería muy sencilla de aprender a utilizar con resultados claramente notables.</text:p>
      <text:p text:style-name="UBUcuerpoTrabajo"/>
      <text:h text:style-name="Heading_20_2" text:outline-level="2">Elección del sistema de creación de tests</text:h>
      <text:p text:style-name="UBUcuerpoTrabajo">Laravel nos permite utilizar dos sistemas de creación y gestión de pruebas que son: PHPUnit y Dusk. Los dos <text:s/>vienen incorporados en el framework. </text:p>
      <text:p text:style-name="UBUcuerpoTrabajo"/>
      <text:p text:style-name="UBUcuerpoTrabajo">A la hora de crear las primeras pruebas unitarias con PHPUnit me surgieron varios problemas de compatibilidad porque la versión de PHPUnit estaba obsoleta, por lo que decidí probar con Dusk. Dusk al estar principalmente creado para la última versión de Laravel hasta la fecha, está totalmente integrado y funciona perfectamente.</text:p>
      <text:h text:style-name="Heading_20_2" text:outline-level="2">Estructura de las Tablas</text:h>
      <text:p text:style-name="UBUcuerpoTrabajo">Otro de los aspectos más relevantes fue la creación de una estructura para las tablas ya que la aplicación partía de cero y no existía una idea concreta de como almacenar los datos. </text:p>
      <text:p text:style-name="UBUcuerpoTrabajo"/>
      <text:p text:style-name="UBUcuerpoTrabajo">Las tablas y gráficos que existen en los boletines de coyuntura económica están realizadas cada una por un miembro del equipo de coyuntura concreto, cada uno creaba sus propias tablas con una estructura diferente, por lo que ha sido necesario ponernos de acuerdo para unificar todas estas tablas y hacer un modelo único para todas.</text:p>
      <text:p text:style-name="UBUcuerpoTrabajo"/>
      <text:p text:style-name="UBUcuerpoTrabajo">Este modelo se basa en que en la cabecera de las tablas irá puesta la linea de tiempo divida en años, meses o trimestres, y en el cuerpo de la tabla se dividirá por ámbitos geográficos. Cada uno de estos ámbitos geográfico se dividirá en super categorías y cada super categoría tendra una o varias categorías.</text:p>
      <text:p text:style-name="UBUcuerpoTrabajo"/>
      <text:p text:style-name="UBUcuerpoTrabajo">De esta manera se consiguen unificar todas las tablas para estandarizarlas ya que este ha sido uno de los mayores problemas a los que nos hemos enfrentado puesto que los diseños de las tablas eran totalmente diferentes unos de otros. </text:p>
      <text:h text:style-name="Heading_20_2" text:outline-level="2">Estructura de la Base de Datos</text:h>
      <text:p text:style-name="UBUcuerpoTrabajo">Debido al problema anterior, ha sido necesario realizar cambios constantes en la base de datos ya que se han ido modificando las estructuras de las tablas hasta conseguir llegar a la estructura que creemos mas adecuada para poder mostrar las tablas de la mejor manera posible. </text:p>
      <text:p text:style-name="UBUcuerpoTrabajo"/>
      <text:p text:style-name="UBUcuerpoTrabajo">Existe una relación ternaria entre las variables económicas, el ámbito geográfico y las categorías ya que consideramos la base de la estructura de las tablas, a partir de ahí, en la tabla que se crea al relacionar las tres tablas, se obtiene el valor de una celda concreto en sus respectivos meses y <text:s/>años.</text:p>
      <text:p text:style-name="UBUcuerpoTrabajo"/>
      <text:p text:style-name="UBUcuerpoTrabajo">Los valores individuales de los datos de cada tabla se almacenarán por meses, por lo que si el usuario final quiere filtrar los datos para que se muestren por trimestres o años, se realizará aparte, por lo tanto, de esta manera, en todos los casos se podrán visualizar los datos de las tres maneras posibles.</text:p>
      <text:p text:style-name="UBUcuerpoTrabajo"/>
      <text:p text:style-name="UBUcuerpoTrabajo">El sistema de autenticación y roles se generará a parte de toda la estructura de las tablas, <text:soft-page-break/>mediante una pequeña funcionalidad que nos permite el framework de desarrollo Larav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text-properties style:font-name="Times New Roman" style:font-size-asian="10.5pt"/>
    </style:style>
    <style:style style:name="Heading_20_1" style:display-name="Heading 1" style:family="paragraph" style:parent-style-name="Heading" style:next-style-name="UBUcuerpoTrabajo" style:default-outline-level="1" style:class="text">
      <style:paragraph-properties fo:margin-left="0.75cm" fo:margin-right="0cm" fo:margin-top="0.801cm" fo:margin-bottom="0.199cm" fo:text-indent="-0.25cm" style:auto-text-indent="false">
        <style:tab-stops/>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75cm" fo:margin-right="0cm" fo:margin-top="0.42cm" fo:margin-bottom="0.199cm" fo:text-indent="-0.25cm" style:auto-text-indent="false">
        <style:tab-stops/>
      </style:paragraph-properties>
      <style:text-properties style:font-name="Arial"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5_AspectosRelevantes.odt</text:file-name> v.<text:editing-cycles>22</text:editing-cycles> <text:title/><text:modification-date style:data-style-name="N103">23/jun/17</text:modification-date><text:tab/><text:tab/><text:page-number text:select-page="current">1</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7:24</meta:creation-date>
    <meta:generator>OpenOffice/4.1.3$Win32 OpenOffice.org_project/413m1$Build-9783</meta:generator>
    <dc:date>2017-06-23T19:22:27.70</dc:date>
    <dc:creator>Nelson Páramo Valdivielso</dc:creator>
    <meta:editing-duration>PT9H31M9S</meta:editing-duration>
    <meta:editing-cycles>22</meta:editing-cycles>
    <meta:document-statistic meta:table-count="0" meta:image-count="0" meta:object-count="0" meta:page-count="4" meta:paragraph-count="51" meta:word-count="1326" meta:character-count="8021"/>
  </office:meta>
</office:document-meta>
</file>